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Tahoma" svg:font-family="Tahoma" style:font-family-generic="swiss" style:font-pitch="variable"/>
  </office:font-face-decls>
  <office:automatic-styles>
    <style:style style:name="ID0EFUAG" style:family="paragraph" style:parent-style-name="Heading2" style:master-page-name="Standard">
      <style:paragraph-properties style:tab-stop-distance="1.249cm" fo:margin-left="0cm" fo:text-indent="0cm" fo:margin-right="0cm" fo:widows="2" fo:orphans="2"/>
    </style:style>
    <style:style style:name="ID0EWUAG" style:family="text">
      <style:text-properties/>
    </style:style>
    <style:style style:name="ID0E1UAG" style:family="paragraph" style:parent-style-name="Heading3">
      <style:paragraph-properties style:tab-stop-distance="1.249cm" fo:margin-left="0cm" fo:text-indent="0cm" fo:margin-right="0cm" fo:widows="2" fo:orphans="2"/>
    </style:style>
    <style:style style:name="ID0ELVAG" style:family="text">
      <style:text-properties/>
    </style:style>
    <style:style style:name="ID0EPVAG" style:family="paragraph" style:parent-style-name="NormalWeb">
      <style:paragraph-properties style:tab-stop-distance="1.249cm" fo:margin-left="0cm" fo:text-indent="0cm" fo:margin-right="0cm" fo:widows="2" fo:orphans="2"/>
    </style:style>
    <style:style style:name="ID0EAWAG" style:family="text">
      <style:text-properties/>
    </style:style>
    <style:style style:name="ID0EFWAG" style:family="paragraph" style:parent-style-name="NormalWeb">
      <style:paragraph-properties style:tab-stop-distance="1.249cm" fo:margin-left="0cm" fo:text-indent="0cm" fo:margin-right="0cm" fo:widows="2" fo:orphans="2"/>
    </style:style>
    <style:style style:name="ID0ENWAG" style:family="text">
      <style:text-properties/>
    </style:style>
    <style:style style:name="ID0ESWAG" style:family="paragraph" style:parent-style-name="Heading3">
      <style:paragraph-properties style:tab-stop-distance="1.249cm" fo:margin-left="0cm" fo:text-indent="0cm" fo:margin-right="0cm" fo:widows="2" fo:orphans="2"/>
    </style:style>
    <style:style style:name="ID0EDXAG" style:family="text">
      <style:text-properties/>
    </style:style>
    <style:style style:name="ID0EHXAG" style:family="paragraph" style:parent-style-name="NormalWeb">
      <style:paragraph-properties style:tab-stop-distance="1.249cm" fo:margin-left="0cm" fo:text-indent="0cm" fo:margin-right="0cm" fo:widows="2" fo:orphans="2"/>
    </style:style>
    <style:style style:name="ID0EUXAG" style:family="text">
      <style:text-properties/>
    </style:style>
    <style:style style:name="ID0E4XAG" style:family="text" style:parent-style-name="Emphasis">
      <style:text-properties/>
    </style:style>
    <style:style style:name="ID0EDYAG" style:family="text" style:parent-style-name="Hyperlink">
      <style:text-properties fo:color="#0000FF"/>
    </style:style>
    <style:style style:name="ID0ELYAG" style:family="text">
      <style:text-properties/>
    </style:style>
    <style:style style:name="ID0EUYAG" style:family="text" style:parent-style-name="Emphasis">
      <style:text-properties/>
    </style:style>
    <style:style style:name="ID0E1YAG" style:family="text" style:parent-style-name="Hyperlink">
      <style:text-properties fo:color="#0000FF"/>
    </style:style>
    <style:style style:name="ID0ECZAG" style:family="text">
      <style:text-properties/>
    </style:style>
    <style:style style:name="ID0EHZAG" style:family="paragraph" style:parent-style-name="NormalWeb">
      <style:paragraph-properties style:tab-stop-distance="1.249cm" fo:margin-left="0cm" fo:text-indent="0cm" fo:margin-right="0cm" fo:widows="2" fo:orphans="2"/>
    </style:style>
    <style:style style:name="ID0EUZAG" style:family="text">
      <style:text-properties/>
    </style:style>
    <style:style style:name="ID0EZZAG" style:family="paragraph" style:parent-style-name="NormalWeb">
      <style:paragraph-properties style:tab-stop-distance="1.249cm" fo:margin-left="0cm" fo:text-indent="0cm" fo:margin-right="0cm" fo:widows="2" fo:orphans="2"/>
    </style:style>
    <style:style style:name="ID0EG1AG" style:family="text">
      <style:text-properties/>
    </style:style>
    <style:style style:name="ID0EL1AG" style:family="paragraph" style:parent-style-name="NormalWeb">
      <style:paragraph-properties style:tab-stop-distance="1.249cm" fo:margin-left="0cm" fo:text-indent="0cm" fo:margin-right="0cm" fo:widows="2" fo:orphans="2"/>
    </style:style>
    <style:style style:name="ID0EY1AG" style:family="text">
      <style:text-properties/>
    </style:style>
    <style:style style:name="ID0E41AG" style:family="text" style:parent-style-name="HTMLCode">
      <style:text-properties/>
    </style:style>
    <style:style style:name="ID0ED2AG" style:family="text">
      <style:text-properties/>
    </style:style>
    <style:style style:name="ID0EI2AG" style:family="text" style:parent-style-name="HTMLCode">
      <style:text-properties/>
    </style:style>
    <style:style style:name="ID0EO2AG" style:family="text">
      <style:text-properties/>
    </style:style>
    <style:style style:name="ID0ET2AG" style:family="text" style:parent-style-name="HTMLCode">
      <style:text-properties/>
    </style:style>
    <style:style style:name="ID0EZ2AG" style:family="text">
      <style:text-properties/>
    </style:style>
    <style:style style:name="ID0E52AG" style:family="text" style:parent-style-name="HTMLCode">
      <style:text-properties/>
    </style:style>
    <style:style style:name="ID0EE3AG" style:family="text">
      <style:text-properties/>
    </style:style>
    <style:style style:name="ID0EJ3AG" style:family="text" style:parent-style-name="HTMLCode">
      <style:text-properties/>
    </style:style>
    <style:style style:name="ID0EP3AG" style:family="text">
      <style:text-properties/>
    </style:style>
    <style:style style:name="ID0EU3AG" style:family="text" style:parent-style-name="HTMLCode">
      <style:text-properties/>
    </style:style>
    <style:style style:name="ID0E13AG" style:family="text">
      <style:text-properties/>
    </style:style>
    <style:style style:name="ID0E63AG" style:family="text" style:parent-style-name="HTMLCode">
      <style:text-properties/>
    </style:style>
    <style:style style:name="ID0EF4AG" style:family="text">
      <style:text-properties/>
    </style:style>
    <style:style style:name="ID0EK4AG" style:family="text" style:parent-style-name="HTMLCode">
      <style:text-properties/>
    </style:style>
    <style:style style:name="ID0EQ4AG" style:family="text">
      <style:text-properties/>
    </style:style>
    <style:style style:name="ID0EV4AG" style:family="text" style:parent-style-name="HTMLCode">
      <style:text-properties/>
    </style:style>
    <style:style style:name="ID0E24AG" style:family="text">
      <style:text-properties/>
    </style:style>
    <style:style style:name="ID0EA5AG" style:family="text" style:parent-style-name="HTMLCode">
      <style:text-properties/>
    </style:style>
    <style:style style:name="ID0EG5AG" style:family="text">
      <style:text-properties/>
    </style:style>
    <style:style style:name="ID0EL5AG" style:family="text" style:parent-style-name="HTMLCode">
      <style:text-properties/>
    </style:style>
    <style:style style:name="ID0ER5AG" style:family="text">
      <style:text-properties/>
    </style:style>
    <style:style style:name="ID0EW5AG" style:family="text" style:parent-style-name="HTMLCode">
      <style:text-properties/>
    </style:style>
    <style:style style:name="ID0E35AG" style:family="text">
      <style:text-properties/>
    </style:style>
    <style:style style:name="ID0EC6AG" style:family="paragraph" style:parent-style-name="Heading3">
      <style:paragraph-properties style:tab-stop-distance="1.249cm" fo:margin-left="0cm" fo:text-indent="0cm" fo:margin-right="0cm" fo:widows="2" fo:orphans="2"/>
    </style:style>
    <style:style style:name="ID0ET6AG" style:family="text">
      <style:text-properties/>
    </style:style>
    <style:style style:name="ID0EX6AG" style:family="paragraph" style:parent-style-name="NormalWeb">
      <style:paragraph-properties style:tab-stop-distance="1.249cm" fo:margin-left="0cm" fo:text-indent="0cm" fo:margin-right="0cm" fo:widows="2" fo:orphans="2"/>
    </style:style>
    <style:style style:name="ID0E66AG" style:family="text">
      <style:text-properties/>
    </style:style>
    <style:style style:name="ID0EEABG" style:family="paragraph" style:parent-style-name="HTMLPreformatted">
      <style:paragraph-properties style:tab-stop-distance="1.249cm" fo:margin-left="0cm" fo:text-indent="0cm" fo:margin-right="0cm" fo:widows="2" fo:orphans="2">
        <style:tab-stops>
          <style:tab-stop style:type="left" style:position="1.616cm"/>
          <style:tab-stop style:type="left" style:position="3.231cm"/>
          <style:tab-stop style:type="left" style:position="4.847cm"/>
          <style:tab-stop style:type="left" style:position="6.463cm"/>
          <style:tab-stop style:type="left" style:position="8.079cm"/>
          <style:tab-stop style:type="left" style:position="9.694cm"/>
          <style:tab-stop style:type="left" style:position="11.31cm"/>
          <style:tab-stop style:type="left" style:position="12.926cm"/>
          <style:tab-stop style:type="left" style:position="14.542cm"/>
          <style:tab-stop style:type="left" style:position="16.157cm"/>
          <style:tab-stop style:type="left" style:position="17.773cm"/>
          <style:tab-stop style:type="left" style:position="19.389cm"/>
          <style:tab-stop style:type="left" style:position="21.004cm"/>
          <style:tab-stop style:type="left" style:position="22.62cm"/>
          <style:tab-stop style:type="left" style:position="24.236cm"/>
          <style:tab-stop style:type="left" style:position="25.852cm"/>
        </style:tab-stops>
      </style:paragraph-properties>
    </style:style>
    <style:style style:name="ID0EMABG" style:family="text">
      <style:text-properties/>
    </style:style>
    <style:style style:name="ID0EQABG" style:family="paragraph" style:parent-style-name="NormalWeb">
      <style:paragraph-properties style:tab-stop-distance="1.249cm" fo:margin-left="0cm" fo:text-indent="0cm" fo:margin-right="0cm" fo:widows="2" fo:orphans="2"/>
    </style:style>
    <style:style style:name="ID0EYABG" style:family="text">
      <style:text-properties/>
    </style:style>
    <style:style style:name="ID0E4ABG" style:family="paragraph" style:parent-style-name="NormalWeb">
      <style:paragraph-properties style:tab-stop-distance="1.249cm" fo:margin-left="0cm" fo:text-indent="0cm" fo:margin-right="0cm" fo:widows="2" fo:orphans="2"/>
    </style:style>
    <style:style style:name="ID0EFBBG" style:family="text">
      <style:text-properties/>
    </style:style>
    <style:style style:name="ID0EPBBG" style:family="text" style:parent-style-name="Hyperlink">
      <style:text-properties fo:color="#0000FF"/>
    </style:style>
    <style:style style:name="ID0EVBBG" style:family="text">
      <style:text-properties/>
    </style:style>
    <style:style style:name="ID0E1BBG" style:family="paragraph" style:parent-style-name="NormalWeb">
      <style:paragraph-properties style:tab-stop-distance="1.249cm" fo:margin-left="0cm" fo:text-indent="0cm" fo:margin-right="0cm" fo:widows="2" fo:orphans="2"/>
    </style:style>
    <style:style style:name="ID0ECCBG" style:family="text">
      <style:text-properties/>
    </style:style>
    <style:style style:name="ID0EHCBG" style:family="text" style:parent-style-name="guimenu">
      <style:text-properties/>
    </style:style>
    <style:style style:name="ID0ENCBG" style:family="text">
      <style:text-properties/>
    </style:style>
    <style:style style:name="ID0ESCBG" style:family="text" style:parent-style-name="guimenuitem">
      <style:text-properties/>
    </style:style>
    <style:style style:name="ID0EYCBG" style:family="text">
      <style:text-properties/>
    </style:style>
    <style:style style:name="ID0E4CBG" style:family="section">
      <style:section-properties>
        <style:columns fo:column-count="1"/>
      </style:section-properties>
    </style:style>
    <text:list-style style:name="L1">
      <text:list-level-style-number text:level="1" style:num-suffix="." style:num-format="1" text:start-value="1">
        <style:list-level-properties text:space-before="0.635cm" text:min-label-width="0.635cm" fo:text-align="left"/>
      </text:list-level-style-number>
      <text:list-level-style-number text:level="2" style:num-suffix="." style:num-format="1" text:start-value="1">
        <style:list-level-properties text:space-before="1.905cm" text:min-label-width="0.635cm" fo:text-align="left"/>
      </text:list-level-style-number>
      <text:list-level-style-number text:level="3" style:num-suffix="." style:num-format="1" text:start-value="1">
        <style:list-level-properties text:space-before="3.175cm" text:min-label-width="0.635cm" fo:text-align="left"/>
      </text:list-level-style-number>
      <text:list-level-style-number text:level="4" style:num-suffix="." style:num-format="1" text:start-value="1">
        <style:list-level-properties text:space-before="4.445cm" text:min-label-width="0.635cm" fo:text-align="left"/>
      </text:list-level-style-number>
      <text:list-level-style-number text:level="5" style:num-suffix="." style:num-format="1" text:start-value="1">
        <style:list-level-properties text:space-before="5.715cm" text:min-label-width="0.635cm" fo:text-align="left"/>
      </text:list-level-style-number>
      <text:list-level-style-number text:level="6" style:num-suffix="." style:num-format="1" text:start-value="1">
        <style:list-level-properties text:space-before="6.985cm" text:min-label-width="0.635cm" fo:text-align="left"/>
      </text:list-level-style-number>
      <text:list-level-style-number text:level="7" style:num-suffix="." style:num-format="1" text:start-value="1">
        <style:list-level-properties text:space-before="8.255cm" text:min-label-width="0.635cm" fo:text-align="left"/>
      </text:list-level-style-number>
      <text:list-level-style-number text:level="8" style:num-suffix="." style:num-format="1" text:start-value="1">
        <style:list-level-properties text:space-before="9.525cm" text:min-label-width="0.635cm" fo:text-align="left"/>
      </text:list-level-style-number>
      <text:list-level-style-number text:level="9" style:num-suffix="." style:num-format="1" text:start-value="1">
        <style:list-level-properties text:space-before="10.795cm" text:min-label-width="0.635cm" fo:text-align="left"/>
      </text:list-level-style-number>
    </text:list-style>
    <style:style style:name="HiddenParagraph" style:family="paragraph" style:parent-style-name="Standard">
      <style:text-properties fo:font-size="2pt" style:font-size-asian="2pt" style:font-size-complex="2pt"/>
    </style:style>
  </office:automatic-styles>
  <office:body>
    <office:text>
      <text:user-field-decls/>
      <text:h text:style-name="ID0EFUAG" text:outline-level="2" text:is-list-header="true"><text:bookmark-start text:name="tsvn-serversetup-svnserve"/><text:bookmark-end text:name="tsvn-serversetup-svnserve"/><text:span text:style-name="ID0EWUAG">3.6. Svnserve Based Server</text:span></text:h>
      <text:h text:style-name="ID0E1UAG" text:outline-level="3" text:is-list-header="true"><text:bookmark-start text:name="tsvn-serversetup-svnserve-1"/><text:bookmark-end text:name="tsvn-serversetup-svnserve-1"/><text:span text:style-name="ID0ELVAG">3.6.1. Introduction</text:span></text:h>
      <text:p text:style-name="ID0EPVAG"><text:bookmark-start text:name="id776356"/><text:bookmark-end text:name="id776356"/><text:span text:style-name="ID0EAWAG">Subversion includes Svnserve - a lightweight stand-alone server which uses a custom protocol over an ordinary TCP/IP connection. It is ideal for smaller installations, or where a full blown Apache server cannot be used. </text:span></text:p>
      <text:p text:style-name="ID0EFWAG"><text:span text:style-name="ID0ENWAG">In most cases svnserve is easier to setup and runs faster than the Apache based server, although it doesn't have some of the advanced features. And now that SASL support is included it is easy to secure as well. </text:span></text:p>
      <text:h text:style-name="ID0ESWAG" text:outline-level="3" text:is-list-header="true"><text:bookmark-start text:name="tsvn-serversetup-svnserve-2"/><text:bookmark-end text:name="tsvn-serversetup-svnserve-2"/><text:span text:style-name="ID0EDXAG">3.6.2. Installing svnserve</text:span></text:h>
      <text:list text:style-name="L1" text:continue-numbering="true">
        <text:list-item>
          <text:p text:style-name="ID0EHXAG"><text:span text:style-name="ID0EUXAG">Get the latest version of Subversion from </text:span><text:a xlink:type="simple" office:title="" xlink:href="http://subversion.tigris.org/servlets/ProjectDocumentList?folderID=91"><text:span text:style-name="ID0E4XAG">http://subversion.tigris.org/servlets/ProjectDocumentList?folderID=91</text:span><text:span text:style-name="ID0EDYAG"><text:s/></text:span></text:a><text:span text:style-name="ID0ELYAG">. Alternatively get a pre-packaged installer from CollabNet at </text:span><text:a xlink:type="simple" office:title="" xlink:href="http://www.collab.net/downloads/subversion"><text:span text:style-name="ID0EUYAG">http://www.collab.net/downloads/subversion</text:span><text:span text:style-name="ID0E1YAG"><text:s/></text:span></text:a><text:span text:style-name="ID0ECZAG">. This installer will setup svnserve as a Windows service, and also includes some of the tools you need if you are going to use SASL for security. </text:span></text:p>
        </text:list-item>
        <text:list-item>
          <text:p text:style-name="ID0EHZAG"><text:span text:style-name="ID0EUZAG">If you already have a version of Subversion installed, and svnserve is running, you will need to stop it before continuing. </text:span></text:p>
        </text:list-item>
        <text:list-item>
          <text:p text:style-name="ID0EZZAG"><text:span text:style-name="ID0EG1AG">Run the Subversion installer. If you run the installer on your server (recommended) you can skip step 4. </text:span></text:p>
        </text:list-item>
        <text:list-item>
          <text:p text:style-name="ID0EL1AG"><text:span text:style-name="ID0EY1AG">Open the windows-explorer, go to the installation directory of Subversion (usually </text:span><text:span text:style-name="ID0E41AG">C:\Program Files\Subversion</text:span><text:span text:style-name="ID0ED2AG">) and in the </text:span><text:span text:style-name="ID0EI2AG">bin</text:span><text:span text:style-name="ID0EO2AG"><text:s/>directory, find the files<text:s/></text:span><text:span text:style-name="ID0ET2AG">svnserve.exe</text:span><text:span text:style-name="ID0EZ2AG">, </text:span><text:span text:style-name="ID0E52AG">intl3_svn.dll</text:span><text:span text:style-name="ID0EE3AG">, </text:span><text:span text:style-name="ID0EJ3AG">libapr.dll</text:span><text:span text:style-name="ID0EP3AG">, </text:span><text:span text:style-name="ID0EU3AG">libapriconv.dll</text:span><text:span text:style-name="ID0E13AG">, </text:span><text:span text:style-name="ID0E63AG">libapriutil.dll</text:span><text:span text:style-name="ID0EF4AG">, </text:span><text:span text:style-name="ID0EK4AG">libdb*.dll</text:span><text:span text:style-name="ID0EQ4AG">, </text:span><text:span text:style-name="ID0EV4AG">libeay32.dll</text:span><text:span text:style-name="ID0E24AG"><text:s/>and<text:s/></text:span><text:span text:style-name="ID0EA5AG">ssleay32.dll</text:span><text:span text:style-name="ID0EG5AG"><text:s/>- copy these files, or just copy all of the<text:s/></text:span><text:span text:style-name="ID0EL5AG">bin</text:span><text:span text:style-name="ID0ER5AG"><text:s/>directory, into a directory on your server e.g.<text:s/></text:span><text:span text:style-name="ID0EW5AG">c:\svnserve</text:span><text:span text:style-name="ID0E35AG"><text:s/></text:span></text:p>
        </text:list-item>
      </text:list>
      <text:h text:style-name="ID0EC6AG" text:outline-level="3" text:is-list-header="true"><text:bookmark-start text:name="tsvn-serversetup-svnserve-3"/><text:bookmark-end text:name="tsvn-serversetup-svnserve-3"/><text:span text:style-name="ID0ET6AG">3.6.3. Running svnserve</text:span></text:h>
      <text:p text:style-name="ID0EX6AG"><text:span text:style-name="ID0E66AG">Now that svnserve is installed, you need it running on your server. The simplest approach is to run the following from a DOS shell or create a windows shortcut: </text:span></text:p>
      <text:p text:style-name="ID0EEABG"><text:span text:style-name="ID0EMABG">svnserve.exe --daemon</text:span></text:p>
      <text:p text:style-name="ID0EQABG"><text:span text:style-name="ID0EYABG">svnserve will now start waiting for incoming requests on port 3690. The --daemon switch tells svnserve to run as a daemon process, so it will always exist until it is manually terminated. </text:span></text:p>
      <text:p text:style-name="ID0E4ABG"><text:span text:style-name="ID0EFBBG">If you have not yet created a repository, follow the instructions given with the Apache server setup </text:span><text:a xlink:type="simple" office:title="3.7.4. Configuration" xlink:href="#tsvn-serversetup-apache-4../mk:@MSITStore:C:\Program Files\TortoiseSVN\bin\TortoiseSVN_en.chm::/tsvn-serversetup-apache.html"><text:span text:style-name="ID0EPBBG">Section 3.7.4, “Configuration”</text:span></text:a><text:span text:style-name="ID0EVBBG">. </text:span></text:p>
      <text:p text:style-name="ID0E1BBG"><text:span text:style-name="ID0ECCBG">To test that svnserve is working, use </text:span><text:span text:style-name="ID0EHCBG">TortoiseSVN</text:span><text:span text:style-name="ID0ENCBG"><text:s/>→<text:s/></text:span><text:span text:style-name="ID0ESCBG">Repo-Browser</text:span><text:span text:style-name="ID0EYCBG"><text:s/>to view a repository.<text:s/></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Times New Roman" svg:font-family="Times New Roman"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Tahoma" svg:font-family="Tahoma" style:font-family-generic="swiss" style:font-pitch="variable"/>
  </office:font-face-decls>
  <office:styles>
    <style:default-style style:family="paragraph">
      <style:paragraph-properties style:tab-stop-distance="1.249cm" fo:widows="2" fo:orphans="2"/>
      <style:text-properties style:font-size-complex="11pt" fo:font-size="11pt" style:font-name="Calibri" style:font-name-complex="Times New Roman" style:font-name-asian="Calibri" fo:language="ru" fo:country="RU" style:language-complex="ar" style:country-complex="SA" style:language-asian="ru" style:country-asian="RU" style:use-window-font-color="true"/>
    </style:default-style>
    <style:default-style style:family="text">
      <style:text-properties style:font-name="Calibri" style:font-name-complex="Times New Roman" style:font-name-asian="Calibri" fo:language="ru" fo:country="RU" style:language-complex="ar" style:country-complex="SA" style:language-asian="ru" style:country-asian="RU" style:use-window-font-color="true" fo:font-size="10pt" style:font-size-complex="10pt" style:font-size-asian="10pt"/>
    </style:default-style>
    <style:default-style style:family="table">
      <style:table-properties table:border-model="collapsing" fo:margin-left="-0.191cm"/>
    </style:default-style>
    <style:style style:name="Normal" style:display-name="Normal" style:family="paragraph">
      <style:paragraph-properties fo:margin-top="0cm" fo:margin-bottom="0.353cm" fo:line-height="114.99999999999998%" fo:margin-left="0cm" fo:text-indent="0cm" fo:margin-right="0cm" fo:widows="2" fo:orphans="2"/>
      <style:text-properties style:font-size-complex="11pt" style:language-asian="en" style:country-asian="US" fo:font-size="11pt"/>
    </style:style>
    <style:style style:name="Heading1" style:display-name="Heading 1" style:family="paragraph" style:parent-style-name="Normal" style:next-style-name="Normal" style:default-outline-level="1">
      <style:paragraph-properties fo:keep-with-next="always" fo:keep-together="always" fo:margin-top="0.847cm" fo:margin-bottom="0cm" fo:margin-left="0cm" fo:text-indent="0cm" fo:margin-right="0cm" fo:widows="2" fo:orphans="2"/>
      <style:text-properties style:font-name="Cambria" style:font-name-asian="Times New Roman" fo:font-weight="bold" style:font-weight-complex="bold" fo:color="#365F91" style:font-size-complex="14pt" fo:font-size="14pt" style:font-size-asian="14pt"/>
    </style:style>
    <style:style style:name="Heading2" style:display-name="Heading 2" style:family="paragraph" style:parent-style-name="Normal" style:next-style-name="Normal" style:default-outline-level="2">
      <style:paragraph-properties fo:keep-with-next="always" fo:margin-top="0.423cm" fo:margin-bottom="0.106cm" fo:margin-left="0cm" fo:text-indent="0cm" fo:margin-right="0cm" fo:widows="2" fo:orphans="2"/>
      <style:text-properties style:font-name="Cambria" style:font-name-asian="Times New Roman" fo:font-weight="bold" style:font-weight-complex="bold" fo:font-style="italic" style:font-style-complex="italic" style:font-size-complex="14pt" fo:font-size="14pt" style:font-size-asian="14pt"/>
    </style:style>
    <style:style style:name="Heading3" style:display-name="Heading 3" style:family="paragraph" style:parent-style-name="Normal" style:next-style-name="Normal" style:default-outline-level="3">
      <style:paragraph-properties fo:keep-with-next="always" fo:margin-top="0.423cm" fo:margin-bottom="0.106cm" fo:margin-left="0cm" fo:text-indent="0cm" fo:margin-right="0cm" fo:widows="2" fo:orphans="2"/>
      <style:text-properties style:font-name="Cambria" style:font-name-asian="Times New Roman" fo:font-weight="bold" style:font-weight-complex="bold" style:font-size-complex="13pt" fo:font-size="13pt" style:font-size-asian="13pt"/>
    </style:style>
    <style:style style:name="Heading4" style:display-name="Heading 4" style:family="paragraph" style:parent-style-name="Normal" style:next-style-name="Normal" style:default-outline-level="4">
      <style:paragraph-properties fo:keep-with-next="always" fo:margin-top="0.423cm" fo:margin-bottom="0.106cm" fo:margin-left="0cm" fo:text-indent="0cm" fo:margin-right="0cm" fo:widows="2" fo:orphans="2"/>
      <style:text-properties style:font-name-asian="Times New Roman" fo:font-weight="bold" style:font-weight-complex="bold" style:font-size-complex="14pt" fo:font-size="14pt" style:font-size-asian="14pt"/>
    </style:style>
    <style:style style:name="DefaultParagraphFont" style:display-name="Default Paragraph Font" style:family="text">
      <style:text-properties/>
    </style:style>
    <style:style style:name="TableNormal" style:display-name="Normal Table" style:family="table"/>
    <style:style style:name="Heading1Char" style:display-name="Heading 1 Char" style:family="text" style:parent-style-name="DefaultParagraphFont">
      <style:text-properties style:font-name="Cambria" style:font-name-complex="Times New Roman" style:font-name-asian="Times New Roman" fo:font-weight="bold" style:font-weight-complex="bold" fo:color="#365F91" style:font-size-complex="14pt" fo:font-size="14pt" style:font-size-asian="14pt"/>
    </style:style>
    <style:style style:name="IntenseEmphasis" style:display-name="Intense Emphasis" style:family="text" style:parent-style-name="DefaultParagraphFont">
      <style:text-properties fo:font-weight="bold" style:font-weight-complex="bold" fo:font-style="italic" style:font-style-complex="italic" fo:color="#4F81BD"/>
    </style:style>
    <style:style style:name="Heading2Char" style:display-name="Heading 2 Char" style:family="text" style:parent-style-name="DefaultParagraphFont">
      <style:text-properties style:font-name="Cambria" style:font-name-complex="Times New Roman" style:font-name-asian="Times New Roman" fo:font-weight="bold" style:font-weight-complex="bold" fo:font-style="italic" style:font-style-complex="italic" style:font-size-complex="14pt" style:language-asian="en" style:country-asian="US" fo:font-size="14pt" style:font-size-asian="14pt"/>
    </style:style>
    <style:style style:name="Heading3Char" style:display-name="Heading 3 Char" style:family="text" style:parent-style-name="DefaultParagraphFont">
      <style:text-properties style:font-name="Cambria" style:font-name-complex="Times New Roman" style:font-name-asian="Times New Roman" fo:font-weight="bold" style:font-weight-complex="bold" style:font-size-complex="13pt" style:language-asian="en" style:country-asian="US" fo:font-size="13pt" style:font-size-asian="13pt"/>
    </style:style>
    <style:style style:name="Heading4Char" style:display-name="Heading 4 Char" style:family="text" style:parent-style-name="DefaultParagraphFont">
      <style:text-properties style:font-name="Calibri" style:font-name-complex="Times New Roman" style:font-name-asian="Times New Roman" fo:font-weight="bold" style:font-weight-complex="bold" style:font-size-complex="14pt" style:language-asian="en" style:country-asian="US" fo:font-size="14pt" style:font-size-asian="14pt"/>
    </style:style>
    <style:style style:name="Hyperlink" style:display-name="Hyperlink" style:family="text" style:parent-style-name="DefaultParagraphFont">
      <style:text-properties fo:color="#0000FF" style:text-underline-style="solid" style:text-underline-type="single" style:text-underline-width="normal"/>
    </style:style>
    <style:style style:name="NormalWeb" style:display-name="Normal (Web)" style:family="paragraph" style:parent-style-name="Normal">
      <style:paragraph-properties fo:margin-top="0.176cm" fo:margin-bottom="0.176cm" fo:line-height="100%" fo:margin-left="0cm" fo:text-indent="0cm" fo:margin-right="0cm" fo:widows="2" fo:orphans="2"/>
      <style:text-properties style:font-name="Times New Roman" style:font-name-asian="Times New Roman" fo:color="#000000" style:font-size-complex="12pt" style:language-asian="ru" style:country-asian="RU" fo:font-size="12pt" style:font-size-asian="12pt"/>
    </style:style>
    <style:style style:name="Emphasis" style:display-name="Emphasis" style:family="text" style:parent-style-name="DefaultParagraphFont">
      <style:text-properties fo:font-style="italic" style:font-style-complex="italic"/>
    </style:style>
    <style:style style:name="HTMLCode" style:display-name="HTML Code" style:family="text" style:parent-style-name="DefaultParagraphFont">
      <style:text-properties style:font-name="Courier New" style:font-name-complex="Courier New" style:font-name-asian="Times New Roman" style:font-size-complex="10pt" fo:font-size="10pt" style:font-size-asian="10pt"/>
    </style:style>
    <style:style style:name="HTMLPreformatted" style:display-name="HTML Preformatted" style:family="paragraph" style:parent-style-name="Normal">
      <style:paragraph-properties fo:margin-top="0cm" fo:margin-bottom="0cm" fo:line-height="100%" fo:margin-left="0cm" fo:text-indent="0cm" fo:margin-right="0cm" fo:widows="2" fo:orphans="2">
        <style:tab-stops>
          <style:tab-stop style:type="left" style:position="1.616cm"/>
          <style:tab-stop style:type="left" style:position="3.231cm"/>
          <style:tab-stop style:type="left" style:position="4.847cm"/>
          <style:tab-stop style:type="left" style:position="6.463cm"/>
          <style:tab-stop style:type="left" style:position="8.079cm"/>
          <style:tab-stop style:type="left" style:position="9.694cm"/>
          <style:tab-stop style:type="left" style:position="11.31cm"/>
          <style:tab-stop style:type="left" style:position="12.926cm"/>
          <style:tab-stop style:type="left" style:position="14.542cm"/>
          <style:tab-stop style:type="left" style:position="16.157cm"/>
          <style:tab-stop style:type="left" style:position="17.773cm"/>
          <style:tab-stop style:type="left" style:position="19.389cm"/>
          <style:tab-stop style:type="left" style:position="21.004cm"/>
          <style:tab-stop style:type="left" style:position="22.62cm"/>
          <style:tab-stop style:type="left" style:position="24.236cm"/>
          <style:tab-stop style:type="left" style:position="25.852cm"/>
        </style:tab-stops>
      </style:paragraph-properties>
      <style:text-properties style:font-name="Courier New" style:font-name-complex="Courier New" style:font-name-asian="Times New Roman" fo:color="#000000" style:font-size-complex="10pt" style:language-asian="ru" style:country-asian="RU" fo:font-size="10pt" style:font-size-asian="10pt"/>
    </style:style>
    <style:style style:name="HTMLPreformattedChar" style:display-name="HTML Preformatted Char" style:family="text" style:parent-style-name="DefaultParagraphFont">
      <style:text-properties style:font-name="Courier New" style:font-name-complex="Courier New" style:font-name-asian="Times New Roman" fo:color="#000000"/>
    </style:style>
    <style:style style:name="guimenu" style:display-name="guimenu" style:family="text" style:parent-style-name="DefaultParagraphFont">
      <style:text-properties/>
    </style:style>
    <style:style style:name="guimenuitem" style:display-name="guimenuitem" style:family="text" style:parent-style-name="DefaultParagraphFont">
      <style:text-properties/>
    </style:style>
    <style:style style:name="quote" style:display-name="quote" style:family="text" style:parent-style-name="DefaultParagraphFont">
      <style:text-properties/>
    </style:style>
    <style:style style:name="CommentReference" style:display-name="annotation reference" style:family="text" style:parent-style-name="DefaultParagraphFont">
      <style:text-properties style:font-size-complex="8pt" fo:font-size="8pt"/>
    </style:style>
    <style:style style:name="CommentText" style:display-name="annotation text" style:family="paragraph" style:parent-style-name="Normal">
      <style:paragraph-properties/>
      <style:text-properties style:font-size-complex="10pt" fo:font-size="10pt"/>
    </style:style>
    <style:style style:name="CommentTextChar" style:display-name="Comment Text Char" style:family="text" style:parent-style-name="DefaultParagraphFont">
      <style:text-properties style:language-asian="en" style:country-asian="US"/>
    </style:style>
    <style:style style:name="CommentSubject" style:display-name="annotation subject" style:family="paragraph" style:parent-style-name="CommentText" style:next-style-name="CommentText">
      <style:paragraph-properties/>
      <style:text-properties fo:font-weight="bold" style:font-weight-complex="bold"/>
    </style:style>
    <style:style style:name="CommentSubjectChar" style:display-name="Comment Subject Char" style:family="text" style:parent-style-name="CommentTextChar">
      <style:text-properties fo:font-weight="bold" style:font-weight-complex="bold"/>
    </style:style>
    <style:style style:name="BalloonText" style:display-name="Balloon Text" style:family="paragraph" style:parent-style-name="Normal">
      <style:paragraph-properties fo:margin-top="0cm" fo:margin-bottom="0cm" fo:line-height="100%" fo:margin-left="0cm" fo:text-indent="0cm" fo:margin-right="0cm" fo:widows="2" fo:orphans="2"/>
      <style:text-properties style:font-name="Tahoma" style:font-name-complex="Tahoma" style:font-size-complex="8pt" fo:font-size="8pt"/>
    </style:style>
    <style:style style:name="BalloonTextChar" style:display-name="Balloon Text Char" style:family="text" style:parent-style-name="DefaultParagraphFont">
      <style:text-properties style:font-name="Tahoma" style:font-name-complex="Tahoma" style:font-size-complex="8pt" style:language-asian="en" style:country-asian="US" fo:font-size="8pt"/>
    </style:sty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style:style style:family="text" style:name="ID0E56AE">
      <style:text-properties/>
    </style:style>
  </office:styles>
  <office:automatic-styles>
    <style:page-layout style:name="PAGEID0E4CBG">
      <style:page-layout-properties fo:page-width="21.001cm" fo:page-height="29.7cm" fo:margin-top="2cm" fo:margin-left="3cm" fo:margin-bottom="2cm" fo:margin-right="1.499cm">
        <style:footnote-sep style:distance-before-sep="0cm" style:distance-after-sep="0.353cm" style:width="0.005cm" style:rel-width="30.90534480669009"/>
        <style:columns fo:column-count="1"/>
      </style:page-layout-properties>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4CBG"/>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DF Add-in for Microsoft Office 3.0.5246.0 (12.0.6212)</meta:generator>
    <dc:title/>
    <dc:description/>
    <meta:initial-creator>Tols</meta:initial-creator>
    <meta:creation-date>2009-07-20T12:18:00</meta:creation-date>
    <dc:creator>ks</dc:creator>
    <dc:date>2009-07-20T12:18:00</dc:date>
    <meta:print-date>1601-01-01T10:00:00</meta:print-date>
    <dc:subject/>
    <meta:editing-cycles>2</meta:editing-cycles>
    <meta:keyword/>
    <meta:document-statistic/>
    <meta:editing-duration>PT0H0M0S</meta:editing-duration>
    <meta:user-defined meta:name="Company" meta:value-type="string">FPS</meta:user-defined>
  </office:meta>
</office:document-meta>
</file>